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ndleiding</text:p>
      <text:p text:style-name="Standard"/>
      <text:p text:style-name="Standard">Instructies:</text:p>
      <text:p text:style-name="Standard">Het is de bedoeling dat je de vijanden(draken) die op je af komen neer te schieten.</text:p>
      <text:p text:style-name="Standard">Je krijgt 100 punter per draak die je neer schiet.</text:p>
      <text:p text:style-name="Standard">En er gaan 50 punten af als je door een draak geraakt wordt.</text:p>
      <text:p text:style-name="Standard">Je moet 1000 punten op easy halen.</text:p>
      <text:p text:style-name="Standard">Je moet 2000 punten op medium halen.</text:p>
      <text:p text:style-name="Standard">Je moet 3000 punten op Hard halen.</text:p>
      <text:p text:style-name="Standard"/>
      <text:p text:style-name="Standard">Druk op W om naar boven te gaan.</text:p>
      <text:p text:style-name="Standard">Druk op S om naar beneden te gaan.</text:p>
      <text:p text:style-name="Standard">Klik op de muis om te schie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00:54:27.28</meta:creation-date>
    <meta:generator>OpenOffice.org/3.4.1$Win32 OpenOffice.org_project/341m1$Build-9593</meta:generator>
    <meta:document-statistic meta:table-count="0" meta:image-count="0" meta:object-count="0" meta:page-count="1" meta:paragraph-count="11" meta:word-count="85" meta:character-count="417"/>
    <dc:date>2013-11-14T00:55:07.22</dc:date>
    <meta:editing-duration>PT40S</meta:editing-duration>
    <meta:editing-cycles>1</meta:editing-cycles>
  </office:meta>
</office:document-meta>
</file>